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95cm"/>
    </style:style>
    <style:style style:name="ro1" style:family="table-row">
      <style:table-row-properties style:row-height="2.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"/>
    <style:style style:name="ce6" style:family="table-cell" style:parent-style-name="Default" style:data-style-name="N106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6"/>
    <style:style style:name="ce8" style:family="table-cell" style:parent-style-name="Default" style:data-style-name="N1">
      <style:table-cell-properties style:text-align-source="fix" style:repeat-content="false" style:rotation-angle="30" style:rotation-align="non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Original maps" table:style-name="ta1" table:print="false"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1009" table:default-cell-style-name="Default"/>
        <table:table-row table:style-name="ro1">
          <table:table-cell table:style-name="ce1"/>
          <table:table-cell table:style-name="ce1" office:value-type="string">
            <text:p>Scale denominator</text:p>
          </table:table-cell>
          <table:table-cell table:style-name="ce1" office:value-type="string">
            <text:p>Pixel resolution (dpi)</text:p>
          </table:table-cell>
          <table:table-cell table:style-name="ce1" office:value-type="string">
            <text:p>Pixel pitch (mm)</text:p>
          </table:table-cell>
          <table:table-cell table:style-name="ce2" office:value-type="string">
            <text:p>Scale pixel size (m)</text:p>
          </table:table-cell>
          <table:table-cell table:style-name="ce1" table:number-columns-repeated="1009"/>
        </table:table-row>
        <table:table-row table:style-name="ro2">
          <table:table-cell office:value-type="string">
            <text:p>NZ25</text:p>
          </table:table-cell>
          <table:table-cell office:value-type="float" office:value="500000">
            <text:p>500000</text:p>
          </table:table-cell>
          <table:table-cell office:value-type="float" office:value="300">
            <text:p>300</text:p>
          </table:table-cell>
          <table:table-cell table:formula="of:=25.4/[.C2]" office:value-type="float" office:value="0.0846666666666667">
            <text:p>0.0846666666666667</text:p>
          </table:table-cell>
          <table:table-cell table:formula="of:=([.D2]/1000) / (1/[.B2])" office:value-type="float" office:value="42.3333333333333">
            <text:p>42.3333</text:p>
          </table:table-cell>
          <table:table-cell table:number-columns-repeated="1009"/>
        </table:table-row>
        <table:table-row table:style-name="ro2">
          <table:table-cell office:value-type="string">
            <text:p>NZ63</text:p>
          </table:table-cell>
          <table:table-cell office:value-type="float" office:value="200000">
            <text:p>200000</text:p>
          </table:table-cell>
          <table:table-cell office:value-type="float" office:value="300">
            <text:p>300</text:p>
          </table:table-cell>
          <table:table-cell table:formula="of:=25.4/[.C3]" office:value-type="float" office:value="0.0846666666666667">
            <text:p>0.0846666666666667</text:p>
          </table:table-cell>
          <table:table-cell table:formula="of:=([.D3]/1000) / (1/[.B3])" office:value-type="float" office:value="16.9333333333333">
            <text:p>16.9333</text:p>
          </table:table-cell>
          <table:table-cell table:number-columns-repeated="1009"/>
        </table:table-row>
        <table:table-row table:style-name="ro2">
          <table:table-cell office:value-type="string">
            <text:p>NZ632</text:p>
          </table:table-cell>
          <table:table-cell office:value-type="float" office:value="75000">
            <text:p>75000</text:p>
          </table:table-cell>
          <table:table-cell office:value-type="float" office:value="300">
            <text:p>300</text:p>
          </table:table-cell>
          <table:table-cell table:formula="of:=25.4/[.C4]" office:value-type="float" office:value="0.0846666666666667">
            <text:p>0.0846666666666667</text:p>
          </table:table-cell>
          <table:table-cell table:formula="of:=([.D4]/1000) / (1/[.B4])" office:value-type="float" office:value="6.35">
            <text:p>6.3500</text:p>
          </table:table-cell>
          <table:table-cell table:number-columns-repeated="1009"/>
        </table:table-row>
        <table:table-row table:style-name="ro2">
          <table:table-cell office:value-type="string">
            <text:p>NZ6321</text:p>
          </table:table-cell>
          <table:table-cell office:value-type="float" office:value="25000">
            <text:p>25000</text:p>
          </table:table-cell>
          <table:table-cell office:value-type="float" office:value="300">
            <text:p>300</text:p>
          </table:table-cell>
          <table:table-cell table:formula="of:=25.4/[.C5]" office:value-type="float" office:value="0.0846666666666667">
            <text:p>0.0846666666666667</text:p>
          </table:table-cell>
          <table:table-cell table:formula="of:=([.D5]/1000) / (1/[.B5])" office:value-type="float" office:value="2.11666666666667">
            <text:p>2.1167</text:p>
          </table:table-cell>
          <table:table-cell table:number-columns-repeated="1009"/>
        </table:table-row>
        <table:table-row table:style-name="ro2">
          <table:table-cell office:value-type="string">
            <text:p>NZ6321_1</text:p>
          </table:table-cell>
          <table:table-cell office:value-type="float" office:value="7500">
            <text:p>7500</text:p>
          </table:table-cell>
          <table:table-cell office:value-type="float" office:value="300">
            <text:p>300</text:p>
          </table:table-cell>
          <table:table-cell table:formula="of:=25.4/[.C6]" office:value-type="float" office:value="0.0846666666666667">
            <text:p>0.0846666666666667</text:p>
          </table:table-cell>
          <table:table-cell table:formula="of:=([.D6]/1000) / (1/[.B6])" office:value-type="float" office:value="0.635">
            <text:p>0.6350</text:p>
          </table:table-cell>
          <table:table-cell table:number-columns-repeated="1009"/>
        </table:table-row>
        <table:table-row table:style-name="ro2">
          <table:table-cell office:value-type="string">
            <text:p>NZ6324</text:p>
          </table:table-cell>
          <table:table-cell office:value-type="float" office:value="30000">
            <text:p>30000</text:p>
          </table:table-cell>
          <table:table-cell office:value-type="float" office:value="300">
            <text:p>300</text:p>
          </table:table-cell>
          <table:table-cell table:formula="of:=25.4/[.C7]" office:value-type="float" office:value="0.0846666666666667">
            <text:p>0.0846666666666667</text:p>
          </table:table-cell>
          <table:table-cell table:formula="of:=([.D7]/1000) / (1/[.B7])" office:value-type="float" office:value="2.54">
            <text:p>2.5400</text:p>
          </table:table-cell>
          <table:table-cell table:number-columns-repeated="1009"/>
        </table:table-row>
        <table:table-row table:style-name="ro2">
          <table:table-cell office:value-type="string">
            <text:p>NZ6324_1</text:p>
          </table:table-cell>
          <table:table-cell office:value-type="float" office:value="15000">
            <text:p>15000</text:p>
          </table:table-cell>
          <table:table-cell office:value-type="float" office:value="300">
            <text:p>300</text:p>
          </table:table-cell>
          <table:table-cell table:formula="of:=25.4/[.C8]" office:value-type="float" office:value="0.0846666666666667">
            <text:p>0.0846666666666667</text:p>
          </table:table-cell>
          <table:table-cell table:formula="of:=([.D8]/1000) / (1/[.B8])" office:value-type="float" office:value="1.27">
            <text:p>1.2700</text:p>
          </table:table-cell>
          <table:table-cell table:number-columns-repeated="1009"/>
        </table:table-row>
        <table:table-row table:style-name="ro2" table:number-rows-repeated="1048567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Zoomed maps" table:style-name="ta1" table:print="false"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Chart</text:p>
          </table:table-cell>
          <table:table-cell table:style-name="ce4" office:value-type="string">
            <text:p>Zoom amount</text:p>
          </table:table-cell>
          <table:table-cell table:style-name="ce4" office:value-type="string">
            <text:p>Zoomed scale</text:p>
          </table:table-cell>
          <table:table-cell table:style-name="ce6" office:value-type="string">
            <text:p>Zoomed pixel size (m)</text:p>
          </table:table-cell>
          <table:table-cell table:style-name="ce1" office:value-type="string">
            <text:p>Zoom level</text:p>
          </table:table-cell>
          <table:table-cell table:style-name="ce8" office:value-type="string">
            <text:p>Magic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NZ63</text:p>
          </table:table-cell>
          <table:table-cell office:value-type="percentage" office:value="1">
            <text:p>100%</text:p>
          </table:table-cell>
          <table:table-cell table:style-name="Default" table:formula="of:=VLOOKUP([.A2];['Original maps'.$A$2:.$E$8]; 2; 0)/[.B2]" office:value-type="float" office:value="200000">
            <text:p>200000</text:p>
          </table:table-cell>
          <table:table-cell table:formula="of:=VLOOKUP([.A2];['Original maps'.$A$2:.$E$8]; 5; 0) * 1/[.B2]" office:value-type="float" office:value="16.9333333333333">
            <text:p>16.9</text:p>
          </table:table-cell>
          <table:table-cell office:value-type="float" office:value="13">
            <text:p>13</text:p>
          </table:table-cell>
          <table:table-cell table:formula="of:=[.D2]*2^[.E2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</text:p>
          </table:table-cell>
          <table:table-cell office:value-type="percentage" office:value="0.5">
            <text:p>50%</text:p>
          </table:table-cell>
          <table:table-cell table:style-name="Default" table:formula="of:=VLOOKUP([.A3];['Original maps'.$A$2:.$E$8]; 2; 0)/[.B3]" office:value-type="float" office:value="400000">
            <text:p>400000</text:p>
          </table:table-cell>
          <table:table-cell table:formula="of:=VLOOKUP([.A3];['Original maps'.$A$2:.$E$8]; 5; 0) * 1/[.B3]" office:value-type="float" office:value="33.8666666666667">
            <text:p>33.9</text:p>
          </table:table-cell>
          <table:table-cell office:value-type="float" office:value="12">
            <text:p>12</text:p>
          </table:table-cell>
          <table:table-cell table:formula="of:=[.D3]*2^[.E3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</text:p>
          </table:table-cell>
          <table:table-cell office:value-type="percentage" office:value="0.25">
            <text:p>25%</text:p>
          </table:table-cell>
          <table:table-cell table:style-name="Default" table:formula="of:=VLOOKUP([.A4];['Original maps'.$A$2:.$E$8]; 2; 0)/[.B4]" office:value-type="float" office:value="800000">
            <text:p>800000</text:p>
          </table:table-cell>
          <table:table-cell table:formula="of:=VLOOKUP([.A4];['Original maps'.$A$2:.$E$8]; 5; 0) * 1/[.B4]" office:value-type="float" office:value="67.7333333333333">
            <text:p>67.7</text:p>
          </table:table-cell>
          <table:table-cell office:value-type="float" office:value="11">
            <text:p>11</text:p>
          </table:table-cell>
          <table:table-cell table:formula="of:=[.D4]*2^[.E4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</text:p>
          </table:table-cell>
          <table:table-cell office:value-type="percentage" office:value="0.125">
            <text:p>13%</text:p>
          </table:table-cell>
          <table:table-cell table:style-name="Default" table:formula="of:=VLOOKUP([.A5];['Original maps'.$A$2:.$E$8]; 2; 0)/[.B5]" office:value-type="float" office:value="1600000">
            <text:p>1600000</text:p>
          </table:table-cell>
          <table:table-cell table:formula="of:=VLOOKUP([.A5];['Original maps'.$A$2:.$E$8]; 5; 0) * 1/[.B5]" office:value-type="float" office:value="135.466666666667">
            <text:p>135.5</text:p>
          </table:table-cell>
          <table:table-cell office:value-type="float" office:value="10">
            <text:p>10</text:p>
          </table:table-cell>
          <table:table-cell table:formula="of:=[.D5]*2^[.E5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</text:p>
          </table:table-cell>
          <table:table-cell office:value-type="percentage" office:value="0.0625">
            <text:p>6%</text:p>
          </table:table-cell>
          <table:table-cell table:style-name="Default" table:formula="of:=VLOOKUP([.A6];['Original maps'.$A$2:.$E$8]; 2; 0)/[.B6]" office:value-type="float" office:value="3200000">
            <text:p>3200000</text:p>
          </table:table-cell>
          <table:table-cell table:formula="of:=VLOOKUP([.A6];['Original maps'.$A$2:.$E$8]; 5; 0) * 1/[.B6]" office:value-type="float" office:value="270.933333333333">
            <text:p>270.9</text:p>
          </table:table-cell>
          <table:table-cell office:value-type="float" office:value="9">
            <text:p>9</text:p>
          </table:table-cell>
          <table:table-cell table:formula="of:=[.D6]*2^[.E6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2</text:p>
          </table:table-cell>
          <table:table-cell office:value-type="percentage" office:value="1">
            <text:p>100%</text:p>
          </table:table-cell>
          <table:table-cell table:style-name="Default" table:formula="of:=VLOOKUP([.A7];['Original maps'.$A$2:.$E$8]; 2; 0)/[.B7]" office:value-type="float" office:value="75000">
            <text:p>75000</text:p>
          </table:table-cell>
          <table:table-cell table:formula="of:=VLOOKUP([.A7];['Original maps'.$A$2:.$E$8]; 5; 0) * 1/[.B7]" office:value-type="float" office:value="6.35">
            <text:p>6.4</text:p>
          </table:table-cell>
          <table:table-cell office:value-type="float" office:value="15">
            <text:p>15</text:p>
          </table:table-cell>
          <table:table-cell table:formula="of:=[.D7]*2^[.E7]" office:value-type="float" office:value="208076.8">
            <text:p>208077</text:p>
          </table:table-cell>
          <table:table-cell table:number-columns-repeated="1017"/>
        </table:table-row>
        <table:table-row table:style-name="ro2">
          <table:table-cell office:value-type="string">
            <text:p>NZ632</text:p>
          </table:table-cell>
          <table:table-cell office:value-type="percentage" office:value="0.5">
            <text:p>50%</text:p>
          </table:table-cell>
          <table:table-cell table:style-name="Default" table:formula="of:=VLOOKUP([.A8];['Original maps'.$A$2:.$E$8]; 2; 0)/[.B8]" office:value-type="float" office:value="150000">
            <text:p>150000</text:p>
          </table:table-cell>
          <table:table-cell table:formula="of:=VLOOKUP([.A8];['Original maps'.$A$2:.$E$8]; 5; 0) * 1/[.B8]" office:value-type="float" office:value="12.7">
            <text:p>12.7</text:p>
          </table:table-cell>
          <table:table-cell office:value-type="float" office:value="14">
            <text:p>14</text:p>
          </table:table-cell>
          <table:table-cell table:formula="of:=[.D8]*2^[.E8]" office:value-type="float" office:value="208076.8">
            <text:p>208077</text:p>
          </table:table-cell>
          <table:table-cell table:number-columns-repeated="1017"/>
        </table:table-row>
        <table:table-row table:style-name="ro2">
          <table:table-cell office:value-type="string">
            <text:p>NZ632</text:p>
          </table:table-cell>
          <table:table-cell office:value-type="percentage" office:value="0.25">
            <text:p>25%</text:p>
          </table:table-cell>
          <table:table-cell table:style-name="Default" table:formula="of:=VLOOKUP([.A9];['Original maps'.$A$2:.$E$8]; 2; 0)/[.B9]" office:value-type="float" office:value="300000">
            <text:p>300000</text:p>
          </table:table-cell>
          <table:table-cell table:formula="of:=VLOOKUP([.A9];['Original maps'.$A$2:.$E$8]; 5; 0) * 1/[.B9]" office:value-type="float" office:value="25.4">
            <text:p>25.4</text:p>
          </table:table-cell>
          <table:table-cell office:value-type="float" office:value="13">
            <text:p>13</text:p>
          </table:table-cell>
          <table:table-cell table:formula="of:=[.D9]*2^[.E9]" office:value-type="float" office:value="208076.8">
            <text:p>208077</text:p>
          </table:table-cell>
          <table:table-cell table:number-columns-repeated="1017"/>
        </table:table-row>
        <table:table-row table:style-name="ro2">
          <table:table-cell office:value-type="string">
            <text:p>NZ632</text:p>
          </table:table-cell>
          <table:table-cell office:value-type="percentage" office:value="0.125">
            <text:p>13%</text:p>
          </table:table-cell>
          <table:table-cell table:style-name="Default" table:formula="of:=VLOOKUP([.A10];['Original maps'.$A$2:.$E$8]; 2; 0)/[.B10]" office:value-type="float" office:value="600000">
            <text:p>600000</text:p>
          </table:table-cell>
          <table:table-cell table:formula="of:=VLOOKUP([.A10];['Original maps'.$A$2:.$E$8]; 5; 0) * 1/[.B10]" office:value-type="float" office:value="50.8">
            <text:p>50.8</text:p>
          </table:table-cell>
          <table:table-cell office:value-type="float" office:value="12">
            <text:p>12</text:p>
          </table:table-cell>
          <table:table-cell table:formula="of:=[.D10]*2^[.E10]" office:value-type="float" office:value="208076.8">
            <text:p>208077</text:p>
          </table:table-cell>
          <table:table-cell table:number-columns-repeated="1017"/>
        </table:table-row>
        <table:table-row table:style-name="ro2">
          <table:table-cell office:value-type="string">
            <text:p>NZ632</text:p>
          </table:table-cell>
          <table:table-cell office:value-type="percentage" office:value="0.0625">
            <text:p>6%</text:p>
          </table:table-cell>
          <table:table-cell table:style-name="Default" table:formula="of:=VLOOKUP([.A11];['Original maps'.$A$2:.$E$8]; 2; 0)/[.B11]" office:value-type="float" office:value="1200000">
            <text:p>1200000</text:p>
          </table:table-cell>
          <table:table-cell table:formula="of:=VLOOKUP([.A11];['Original maps'.$A$2:.$E$8]; 5; 0) * 1/[.B11]" office:value-type="float" office:value="101.6">
            <text:p>101.6</text:p>
          </table:table-cell>
          <table:table-cell office:value-type="float" office:value="11">
            <text:p>11</text:p>
          </table:table-cell>
          <table:table-cell table:formula="of:=[.D11]*2^[.E11]" office:value-type="float" office:value="208076.8">
            <text:p>208077</text:p>
          </table:table-cell>
          <table:table-cell table:number-columns-repeated="1017"/>
        </table:table-row>
        <table:table-row table:style-name="ro2">
          <table:table-cell office:value-type="string">
            <text:p>NZ6321</text:p>
          </table:table-cell>
          <table:table-cell office:value-type="percentage" office:value="1">
            <text:p>100%</text:p>
          </table:table-cell>
          <table:table-cell table:style-name="Default" table:formula="of:=VLOOKUP([.A12];['Original maps'.$A$2:.$E$8]; 2; 0)/[.B12]" office:value-type="float" office:value="25000">
            <text:p>25000</text:p>
          </table:table-cell>
          <table:table-cell table:formula="of:=VLOOKUP([.A12];['Original maps'.$A$2:.$E$8]; 5; 0) * 1/[.B12]" office:value-type="float" office:value="2.11666666666667">
            <text:p>2.1</text:p>
          </table:table-cell>
          <table:table-cell office:value-type="float" office:value="16">
            <text:p>16</text:p>
          </table:table-cell>
          <table:table-cell table:formula="of:=[.D12]*2^[.E12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21</text:p>
          </table:table-cell>
          <table:table-cell office:value-type="percentage" office:value="0.5">
            <text:p>50%</text:p>
          </table:table-cell>
          <table:table-cell table:style-name="Default" table:formula="of:=VLOOKUP([.A13];['Original maps'.$A$2:.$E$8]; 2; 0)/[.B13]" office:value-type="float" office:value="50000">
            <text:p>50000</text:p>
          </table:table-cell>
          <table:table-cell table:formula="of:=VLOOKUP([.A13];['Original maps'.$A$2:.$E$8]; 5; 0) * 1/[.B13]" office:value-type="float" office:value="4.23333333333333">
            <text:p>4.2</text:p>
          </table:table-cell>
          <table:table-cell office:value-type="float" office:value="15">
            <text:p>15</text:p>
          </table:table-cell>
          <table:table-cell table:formula="of:=[.D13]*2^[.E13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21</text:p>
          </table:table-cell>
          <table:table-cell office:value-type="percentage" office:value="0.25">
            <text:p>25%</text:p>
          </table:table-cell>
          <table:table-cell table:style-name="Default" table:formula="of:=VLOOKUP([.A14];['Original maps'.$A$2:.$E$8]; 2; 0)/[.B14]" office:value-type="float" office:value="100000">
            <text:p>100000</text:p>
          </table:table-cell>
          <table:table-cell table:formula="of:=VLOOKUP([.A14];['Original maps'.$A$2:.$E$8]; 5; 0) * 1/[.B14]" office:value-type="float" office:value="8.46666666666667">
            <text:p>8.5</text:p>
          </table:table-cell>
          <table:table-cell office:value-type="float" office:value="14">
            <text:p>14</text:p>
          </table:table-cell>
          <table:table-cell table:formula="of:=[.D14]*2^[.E14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21</text:p>
          </table:table-cell>
          <table:table-cell office:value-type="percentage" office:value="0.125">
            <text:p>13%</text:p>
          </table:table-cell>
          <table:table-cell table:style-name="Default" table:formula="of:=VLOOKUP([.A15];['Original maps'.$A$2:.$E$8]; 2; 0)/[.B15]" office:value-type="float" office:value="200000">
            <text:p>200000</text:p>
          </table:table-cell>
          <table:table-cell table:formula="of:=VLOOKUP([.A15];['Original maps'.$A$2:.$E$8]; 5; 0) * 1/[.B15]" office:value-type="float" office:value="16.9333333333333">
            <text:p>16.9</text:p>
          </table:table-cell>
          <table:table-cell office:value-type="float" office:value="13">
            <text:p>13</text:p>
          </table:table-cell>
          <table:table-cell table:formula="of:=[.D15]*2^[.E15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21</text:p>
          </table:table-cell>
          <table:table-cell office:value-type="percentage" office:value="0.0625">
            <text:p>6%</text:p>
          </table:table-cell>
          <table:table-cell table:style-name="Default" table:formula="of:=VLOOKUP([.A16];['Original maps'.$A$2:.$E$8]; 2; 0)/[.B16]" office:value-type="float" office:value="400000">
            <text:p>400000</text:p>
          </table:table-cell>
          <table:table-cell table:formula="of:=VLOOKUP([.A16];['Original maps'.$A$2:.$E$8]; 5; 0) * 1/[.B16]" office:value-type="float" office:value="33.8666666666667">
            <text:p>33.9</text:p>
          </table:table-cell>
          <table:table-cell office:value-type="float" office:value="12">
            <text:p>12</text:p>
          </table:table-cell>
          <table:table-cell table:formula="of:=[.D16]*2^[.E16]" office:value-type="float" office:value="138717.866666667">
            <text:p>138718</text:p>
          </table:table-cell>
          <table:table-cell table:number-columns-repeated="1017"/>
        </table:table-row>
        <table:table-row table:style-name="ro2">
          <table:table-cell office:value-type="string">
            <text:p>NZ6321_1</text:p>
          </table:table-cell>
          <table:table-cell office:value-type="percentage" office:value="1">
            <text:p>100%</text:p>
          </table:table-cell>
          <table:table-cell table:style-name="Default" table:formula="of:=VLOOKUP([.A17];['Original maps'.$A$2:.$E$8]; 2; 0)/[.B17]" office:value-type="float" office:value="7500">
            <text:p>7500</text:p>
          </table:table-cell>
          <table:table-cell table:formula="of:=VLOOKUP([.A17];['Original maps'.$A$2:.$E$8]; 5; 0) * 1/[.B17]" office:value-type="float" office:value="0.635">
            <text:p>0.6</text:p>
          </table:table-cell>
          <table:table-cell office:value-type="float" office:value="18">
            <text:p>18</text:p>
          </table:table-cell>
          <table:table-cell table:formula="of:=[.D17]*2^[.E17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1_1</text:p>
          </table:table-cell>
          <table:table-cell office:value-type="percentage" office:value="0.5">
            <text:p>50%</text:p>
          </table:table-cell>
          <table:table-cell table:style-name="Default" table:formula="of:=VLOOKUP([.A18];['Original maps'.$A$2:.$E$8]; 2; 0)/[.B18]" office:value-type="float" office:value="15000">
            <text:p>15000</text:p>
          </table:table-cell>
          <table:table-cell table:formula="of:=VLOOKUP([.A18];['Original maps'.$A$2:.$E$8]; 5; 0) * 1/[.B18]" office:value-type="float" office:value="1.27">
            <text:p>1.3</text:p>
          </table:table-cell>
          <table:table-cell office:value-type="float" office:value="17">
            <text:p>17</text:p>
          </table:table-cell>
          <table:table-cell table:formula="of:=[.D18]*2^[.E18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1_1</text:p>
          </table:table-cell>
          <table:table-cell office:value-type="percentage" office:value="0.25">
            <text:p>25%</text:p>
          </table:table-cell>
          <table:table-cell table:style-name="Default" table:formula="of:=VLOOKUP([.A19];['Original maps'.$A$2:.$E$8]; 2; 0)/[.B19]" office:value-type="float" office:value="30000">
            <text:p>30000</text:p>
          </table:table-cell>
          <table:table-cell table:formula="of:=VLOOKUP([.A19];['Original maps'.$A$2:.$E$8]; 5; 0) * 1/[.B19]" office:value-type="float" office:value="2.54">
            <text:p>2.5</text:p>
          </table:table-cell>
          <table:table-cell office:value-type="float" office:value="16">
            <text:p>16</text:p>
          </table:table-cell>
          <table:table-cell table:formula="of:=[.D19]*2^[.E19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1_1</text:p>
          </table:table-cell>
          <table:table-cell office:value-type="percentage" office:value="0.125">
            <text:p>13%</text:p>
          </table:table-cell>
          <table:table-cell table:style-name="Default" table:formula="of:=VLOOKUP([.A20];['Original maps'.$A$2:.$E$8]; 2; 0)/[.B20]" office:value-type="float" office:value="60000">
            <text:p>60000</text:p>
          </table:table-cell>
          <table:table-cell table:formula="of:=VLOOKUP([.A20];['Original maps'.$A$2:.$E$8]; 5; 0) * 1/[.B20]" office:value-type="float" office:value="5.08">
            <text:p>5.1</text:p>
          </table:table-cell>
          <table:table-cell office:value-type="float" office:value="15">
            <text:p>15</text:p>
          </table:table-cell>
          <table:table-cell table:formula="of:=[.D20]*2^[.E20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1_1</text:p>
          </table:table-cell>
          <table:table-cell office:value-type="percentage" office:value="0.0625">
            <text:p>6%</text:p>
          </table:table-cell>
          <table:table-cell table:style-name="Default" table:formula="of:=VLOOKUP([.A21];['Original maps'.$A$2:.$E$8]; 2; 0)/[.B21]" office:value-type="float" office:value="120000">
            <text:p>120000</text:p>
          </table:table-cell>
          <table:table-cell table:formula="of:=VLOOKUP([.A21];['Original maps'.$A$2:.$E$8]; 5; 0) * 1/[.B21]" office:value-type="float" office:value="10.16">
            <text:p>10.2</text:p>
          </table:table-cell>
          <table:table-cell office:value-type="float" office:value="14">
            <text:p>14</text:p>
          </table:table-cell>
          <table:table-cell table:formula="of:=[.D21]*2^[.E21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</text:p>
          </table:table-cell>
          <table:table-cell office:value-type="percentage" office:value="1">
            <text:p>100%</text:p>
          </table:table-cell>
          <table:table-cell table:style-name="Default" table:formula="of:=VLOOKUP([.A22];['Original maps'.$A$2:.$E$8]; 2; 0)/[.B22]" office:value-type="float" office:value="30000">
            <text:p>30000</text:p>
          </table:table-cell>
          <table:table-cell table:formula="of:=VLOOKUP([.A22];['Original maps'.$A$2:.$E$8]; 5; 0) * 1/[.B22]" office:value-type="float" office:value="2.54">
            <text:p>2.5</text:p>
          </table:table-cell>
          <table:table-cell office:value-type="float" office:value="16">
            <text:p>16</text:p>
          </table:table-cell>
          <table:table-cell table:formula="of:=[.D22]*2^[.E22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</text:p>
          </table:table-cell>
          <table:table-cell office:value-type="percentage" office:value="0.5">
            <text:p>50%</text:p>
          </table:table-cell>
          <table:table-cell table:style-name="Default" table:formula="of:=VLOOKUP([.A23];['Original maps'.$A$2:.$E$8]; 2; 0)/[.B23]" office:value-type="float" office:value="60000">
            <text:p>60000</text:p>
          </table:table-cell>
          <table:table-cell table:formula="of:=VLOOKUP([.A23];['Original maps'.$A$2:.$E$8]; 5; 0) * 1/[.B23]" office:value-type="float" office:value="5.08">
            <text:p>5.1</text:p>
          </table:table-cell>
          <table:table-cell office:value-type="float" office:value="15">
            <text:p>15</text:p>
          </table:table-cell>
          <table:table-cell table:formula="of:=[.D23]*2^[.E23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</text:p>
          </table:table-cell>
          <table:table-cell office:value-type="percentage" office:value="0.25">
            <text:p>25%</text:p>
          </table:table-cell>
          <table:table-cell table:style-name="Default" table:formula="of:=VLOOKUP([.A24];['Original maps'.$A$2:.$E$8]; 2; 0)/[.B24]" office:value-type="float" office:value="120000">
            <text:p>120000</text:p>
          </table:table-cell>
          <table:table-cell table:formula="of:=VLOOKUP([.A24];['Original maps'.$A$2:.$E$8]; 5; 0) * 1/[.B24]" office:value-type="float" office:value="10.16">
            <text:p>10.2</text:p>
          </table:table-cell>
          <table:table-cell office:value-type="float" office:value="14">
            <text:p>14</text:p>
          </table:table-cell>
          <table:table-cell table:formula="of:=[.D24]*2^[.E24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</text:p>
          </table:table-cell>
          <table:table-cell office:value-type="percentage" office:value="0.125">
            <text:p>13%</text:p>
          </table:table-cell>
          <table:table-cell table:style-name="Default" table:formula="of:=VLOOKUP([.A25];['Original maps'.$A$2:.$E$8]; 2; 0)/[.B25]" office:value-type="float" office:value="240000">
            <text:p>240000</text:p>
          </table:table-cell>
          <table:table-cell table:formula="of:=VLOOKUP([.A25];['Original maps'.$A$2:.$E$8]; 5; 0) * 1/[.B25]" office:value-type="float" office:value="20.32">
            <text:p>20.3</text:p>
          </table:table-cell>
          <table:table-cell office:value-type="float" office:value="13">
            <text:p>13</text:p>
          </table:table-cell>
          <table:table-cell table:formula="of:=[.D25]*2^[.E25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</text:p>
          </table:table-cell>
          <table:table-cell office:value-type="percentage" office:value="0.0625">
            <text:p>6%</text:p>
          </table:table-cell>
          <table:table-cell table:style-name="Default" table:formula="of:=VLOOKUP([.A26];['Original maps'.$A$2:.$E$8]; 2; 0)/[.B26]" office:value-type="float" office:value="480000">
            <text:p>480000</text:p>
          </table:table-cell>
          <table:table-cell table:formula="of:=VLOOKUP([.A26];['Original maps'.$A$2:.$E$8]; 5; 0) * 1/[.B26]" office:value-type="float" office:value="40.64">
            <text:p>40.6</text:p>
          </table:table-cell>
          <table:table-cell office:value-type="float" office:value="12">
            <text:p>12</text:p>
          </table:table-cell>
          <table:table-cell table:formula="of:=[.D26]*2^[.E26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_1</text:p>
          </table:table-cell>
          <table:table-cell office:value-type="percentage" office:value="1">
            <text:p>100%</text:p>
          </table:table-cell>
          <table:table-cell table:style-name="Default" table:formula="of:=VLOOKUP([.A27];['Original maps'.$A$2:.$E$8]; 2; 0)/[.B27]" office:value-type="float" office:value="15000">
            <text:p>15000</text:p>
          </table:table-cell>
          <table:table-cell table:formula="of:=VLOOKUP([.A27];['Original maps'.$A$2:.$E$8]; 5; 0) * 1/[.B27]" office:value-type="float" office:value="1.27">
            <text:p>1.3</text:p>
          </table:table-cell>
          <table:table-cell office:value-type="float" office:value="17">
            <text:p>17</text:p>
          </table:table-cell>
          <table:table-cell table:formula="of:=[.D27]*2^[.E27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_1</text:p>
          </table:table-cell>
          <table:table-cell office:value-type="percentage" office:value="0.5">
            <text:p>50%</text:p>
          </table:table-cell>
          <table:table-cell table:style-name="Default" table:formula="of:=VLOOKUP([.A28];['Original maps'.$A$2:.$E$8]; 2; 0)/[.B28]" office:value-type="float" office:value="30000">
            <text:p>30000</text:p>
          </table:table-cell>
          <table:table-cell table:formula="of:=VLOOKUP([.A28];['Original maps'.$A$2:.$E$8]; 5; 0) * 1/[.B28]" office:value-type="float" office:value="2.54">
            <text:p>2.5</text:p>
          </table:table-cell>
          <table:table-cell office:value-type="float" office:value="16">
            <text:p>16</text:p>
          </table:table-cell>
          <table:table-cell table:formula="of:=[.D28]*2^[.E28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_1</text:p>
          </table:table-cell>
          <table:table-cell office:value-type="percentage" office:value="0.25">
            <text:p>25%</text:p>
          </table:table-cell>
          <table:table-cell table:style-name="Default" table:formula="of:=VLOOKUP([.A29];['Original maps'.$A$2:.$E$8]; 2; 0)/[.B29]" office:value-type="float" office:value="60000">
            <text:p>60000</text:p>
          </table:table-cell>
          <table:table-cell table:formula="of:=VLOOKUP([.A29];['Original maps'.$A$2:.$E$8]; 5; 0) * 1/[.B29]" office:value-type="float" office:value="5.08">
            <text:p>5.1</text:p>
          </table:table-cell>
          <table:table-cell office:value-type="float" office:value="15">
            <text:p>15</text:p>
          </table:table-cell>
          <table:table-cell table:formula="of:=[.D29]*2^[.E29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_1</text:p>
          </table:table-cell>
          <table:table-cell office:value-type="percentage" office:value="0.125">
            <text:p>13%</text:p>
          </table:table-cell>
          <table:table-cell table:style-name="Default" table:formula="of:=VLOOKUP([.A30];['Original maps'.$A$2:.$E$8]; 2; 0)/[.B30]" office:value-type="float" office:value="120000">
            <text:p>120000</text:p>
          </table:table-cell>
          <table:table-cell table:formula="of:=VLOOKUP([.A30];['Original maps'.$A$2:.$E$8]; 5; 0) * 1/[.B30]" office:value-type="float" office:value="10.16">
            <text:p>10.2</text:p>
          </table:table-cell>
          <table:table-cell office:value-type="float" office:value="14">
            <text:p>14</text:p>
          </table:table-cell>
          <table:table-cell table:formula="of:=[.D30]*2^[.E30]" office:value-type="float" office:value="166461.44">
            <text:p>166461</text:p>
          </table:table-cell>
          <table:table-cell table:number-columns-repeated="1017"/>
        </table:table-row>
        <table:table-row table:style-name="ro2">
          <table:table-cell office:value-type="string">
            <text:p>NZ6324_1</text:p>
          </table:table-cell>
          <table:table-cell office:value-type="percentage" office:value="0.0625">
            <text:p>6%</text:p>
          </table:table-cell>
          <table:table-cell table:style-name="Default" table:formula="of:=VLOOKUP([.A31];['Original maps'.$A$2:.$E$8]; 2; 0)/[.B31]" office:value-type="float" office:value="240000">
            <text:p>240000</text:p>
          </table:table-cell>
          <table:table-cell table:formula="of:=VLOOKUP([.A31];['Original maps'.$A$2:.$E$8]; 5; 0) * 1/[.B31]" office:value-type="float" office:value="20.32">
            <text:p>20.3</text:p>
          </table:table-cell>
          <table:table-cell office:value-type="float" office:value="13">
            <text:p>13</text:p>
          </table:table-cell>
          <table:table-cell table:formula="of:=[.D31]*2^[.E31]" office:value-type="float" office:value="166461.44">
            <text:p>166461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3"/>
        </table:table-row>
        <table:table-row table:style-name="ro2">
          <table:table-cell table:number-columns-repeated="1023"/>
        </table:table-row>
      </table:table>
      <table:database-ranges>
        <table:database-range table:target-range-address="'Zoomed maps'.A1:'Zoomed maps'.F3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3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Irons</meta:initial-creator>
    <meta:creation-date>2011-01-06T12:15:57</meta:creation-date>
    <dc:date>2011-01-06T13:26:36</dc:date>
    <dc:creator>Stephen Irons</dc:creator>
    <meta:editing-duration>PT00H09M47S</meta:editing-duration>
    <meta:editing-cycles>1</meta:editing-cycles>
    <meta:document-statistic meta:table-count="2" meta:cell-count="225" meta:object-count="0"/>
    <meta:generator>OpenOffice.org/3.2$Linux OpenOffice.org_project/320m12$Build-9483</meta:generator>
  </office:meta>
</office:document-meta>
</file>